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cm" fo:min-width="14.7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5.75cm" fo:min-width="5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5cm" svg:height="3.25cm" svg:x="4cm" svg:y="2cm">
          <text:p text:style-name="P1">Recipe Page with snappy tit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6cm" svg:x="2.5cm" svg:y="6.5cm">
          <text:p text:style-name="P1">Recipe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6cm" svg:x="12.75cm" svg:y="6.5cm">
          <text:p text:style-name="P1">List of the last ten <text:s/>beer and recipe pairing view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3T20:19:25.579000000</meta:creation-date>
    <dc:date>2023-02-23T20:22:49.652000000</dc:date>
    <meta:editing-duration>PT3M24S</meta:editing-duration>
    <meta:editing-cycles>1</meta:editing-cycles>
    <meta:document-statistic meta:object-count="3"/>
    <meta:generator>LibreOffice/7.4.3.2$Windows_X86_64 LibreOffice_project/1048a8393ae2eeec98dff31b5c133c5f1d08b890</meta:generator>
  </office:meta>
</office:document-meta>
</file>